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8d85a"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8d85a"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VI</text:span></text:p>
      <text:p text:style-name="P1"><text:span text:style-name="T4">Был серый осенний день. Черная машина остановилась у ворот дома Евгения. Из нее вышел среднего роста человек крепкого телосложения в черном пальто. Лица его не было видно из-за полей черной шляпы на его голове. Он уверенно направился к калитке и настойчиво надавил на кнопку звонка. На руках его были кожаные перчатки, да и весь вид его в целом внушал недоверие. Калитку открыл Евгений. </text:span></text:p>
      <text:p text:style-name="P2"><text:span text:style-name="T4">–Нам нужно поговорить, – сказал незнакомец.</text:span></text:p>
      <text:p text:style-name="P2"><text:span text:style-name="T4">–Кто вы и что вам нужно?</text:span></text:p>
      <text:p text:style-name="P2"><text:span text:style-name="T4">–Это неважно. Где Алехин?!</text:span></text:p>
      <text:p text:style-name="P2"><text:span text:style-name="T4">–Не понимаю, о чем вы. Видимо вы ошиблись. Я не могу вам ничем помочь.</text:span></text:p>
      <text:p text:style-name="P2"><text:span text:style-name="T4">–Прошу прощения за резкость. Я с дороги. Измотался. Из Италии путь не близкий, сами понимаете. Мне нужен Павел Даниилович Алехин. Мне сказали, вы знаете, где его найти.</text:span></text:p>
      <text:p text:style-name="P2"><text:span text:style-name="T4">–Тот, кто сказал вам это, ошибается. Я не знаю никакого Алехина. Прошу прощения, ничем не могу вам помочь, – сказал Евгений и резко захлопнул калитку.</text:span></text:p>
      <text:p text:style-name="P2"><text:span text:style-name="T4">Недовольно фыркнув, незнакомец поспешил вернуться в машину, прячась от начинающегося дождя. «Ну что ж, Евгений, не хочешь говорить, где Алехин, я сам найду его. Не знает он его! Конечно! Пусть кому хочет это втирает, я не тот человек, кому этот бред можно вбить в голову!» Он завел машину и резко поехал прочь в сторону центра города, где у него был номер в гостинице. </text:span></text:p>
      <text:p text:style-name="P2"><text:soft-page-break/><text:span text:style-name="T4">Павел проснулся рано и готовил завтрак. Даша спала в своей комнате. Открыв глаза, она, потягиваясь, посмотрела на часы. 10:15. Зевнув, она встала и, одевшись, направилась по дому на поиски Павла. Обнаружив его на кухне, девушка облокотилась на косяк, наблюдая за тем, как он ловко жарил блины. Положив очередной на тарелку, он обернулся и, увидев девушку, немного вздрогнул, после чего улыбнулся. </text:span></text:p>
      <text:p text:style-name="P2"><text:span text:style-name="T4">–Доброе утро, Даша</text:span></text:p>
      <text:p text:style-name="P2"><text:span text:style-name="T4">–И тебе доброе утро, – улыбаясь, сказала девушка. </text:span></text:p>
      <text:p text:style-name="P2"><text:span text:style-name="T4">–Садись, завтрак готов</text:span></text:p>
      <text:p text:style-name="P2"><text:span text:style-name="T4">–Благодарю</text:span></text:p>
      <text:p text:style-name="P2"><text:span text:style-name="T4">Девушка неторопливо села за стол. Павел заботливо подал ей тарелку и присел напротив. После завтрака, он отвез Дашу домой по ее просьбе, а сам направился в офис, откуда вернулся недовольным и оставшийся день провел в телефонных разговорах, сидя у себя в кабинете за ноутбуком. В очередной раз положив трубку, Павел швырнул телефон на стол, резко сдернул с себя галстук и расстегнул 2 верхние пуговицы рубашки, чуть не вырвав их. Пройдясь по комнате, он достал бутылку коньяка и бокал. Выпив залпом бокал, он налил еще один и снова позвонил. Минут 15 он разговаривал, нервно ходя по комнате и пил коньяк, после чего бросил трубку и бокал полетел в стену, разбившись вдребезги, а Алехин с недовольным видом упал в кресло, облокотив голову на руку и глубоко вздохнув. Посидев так минут 5, он откинулся на спинку кресла и задремал, уже не обращая внимания на разрывающийся от звонков телефон.</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23:03.662000000</meta:creation-date>
    <dc:date>2022-05-15T19:23:29.737000000</dc:date>
    <meta:editing-duration>PT26S</meta:editing-duration>
    <meta:editing-cycles>1</meta:editing-cycles>
    <meta:document-statistic meta:table-count="0" meta:image-count="0" meta:object-count="0" meta:page-count="2" meta:paragraph-count="15" meta:word-count="426" meta:character-count="2625" meta:non-whitespace-character-count="2207"/>
    <meta:generator>LibreOffice/7.2.2.2$Windows_X86_64 LibreOffice_project/02b2acce88a210515b4a5bb2e46cbfb63fe97d56</meta:generator>
  </office:meta>
</office:document-meta>
</file>